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2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4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4357a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3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style:font-name="Verdana" fo:font-size="9pt" style:text-underline-style="none" style:font-size-asian="9pt" style:font-size-complex="9pt"/>
    </style:style>
    <style:style style:name="T16" style:family="text">
      <style:text-properties officeooo:rsid="00053239"/>
    </style:style>
    <style:style style:name="T17" style:family="text">
      <style:text-properties officeooo:rsid="000689a4"/>
    </style:style>
    <style:style style:name="T18" style:family="text">
      <style:text-properties officeooo:rsid="00131ee9"/>
    </style:style>
    <style:style style:name="T19" style:family="text">
      <style:text-properties officeooo:rsid="0013c44b"/>
    </style:style>
    <style:style style:name="T20" style:family="text">
      <style:text-properties officeooo:rsid="0014357a"/>
    </style:style>
    <style:style style:name="T21" style:family="text">
      <style:text-properties officeooo:rsid="00183096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placeholder text:placeholder-type="text">&lt;setLang('it_IT')&gt;</text:placeholder></text:span><text:span text:style-name="T12"><text:line-break/></text:span><text:text-input text:description="&lt;for each=&quot;contract in wizard_objects(objects, data)&quot;&gt;">loop contracts</text:text-input></text:p>
      <text:p text:style-name="P33"><text:span text:style-name="T9"><text:placeholder text:placeholder-type="text">&lt;reset_counters()&gt;</text:placeholder></text:span><text:span text:style-name="T9"> </text:span></text:p>
      <text:p text:style-name="P40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3">Contratto: <text:span text:style-name="T9">[</text:span><text:span text:style-name="T9"><text:placeholder text:placeholder-type="text">&lt;contract.code&gt;</text:placeholder></text:span><text:span text:style-name="T9">] </text:span><text:span text:style-name="T9"><text:placeholder text:placeholder-type="text">&lt;contract.name&gt;</text:placeholder></text:span><text:span text:style-name="T9"> </text:span></text:p>
          </table:table-cell>
          <table:table-cell table:style-name="Tabella8.B4" office:value-type="string">
            <text:p text:style-name="P33">Dipartimento: <text:span text:style-name="T9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3">Totale: <text:span text:style-name="T9"><text:placeholder text:placeholder-type="text">&lt;formatLang(contract.total_amount)&gt;</text:placeholder></text:span><text:span text:style-name="T9"> </text:span><text:span text:style-name="T9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3">Partner:<text:span text:style-name="T9"> </text:span><text:span text:style-name="T9"><text:placeholder text:placeholder-type="text">&lt;contract.partner_id.name&gt;</text:placeholder></text:span></text:p>
          </table:table-cell>
          <table:table-cell table:style-name="Tabella8.B4" office:value-type="string">
            <text:p text:style-name="P33">Operazione di default: <text:span text:style-name="T9"><text:placeholder text:placeholder-type="text">&lt;contract.default_operation&gt;</text:placeholder></text:span><text:span text:style-name="T9"> = </text:span><text:span text:style-name="T9"><text:placeholder text:placeholder-type="text">&lt;contract.total_amount_operation&gt;</text:placeholder></text:span><text:span text:style-name="T9"> <text:line-break/></text:span>Prezzo di vendita: <text:span text:style-name="T9"><text:placeholder text:placeholder-type="text">&lt;contract.price_operation&gt;</text:placeholder></text:span></text:p>
          </table:table-cell>
          <table:table-cell table:style-name="Tabella8.C4" office:value-type="string">
            <text:p text:style-name="P33">Periodo: <text:span text:style-name="T9"><text:placeholder text:placeholder-type="text">&lt;formatLang(contract.date_start, date=True) if contract.date_start else ""&gt;</text:placeholder></text:span><text:span text:style-name="T9"> - </text:span><text:span text:style-name="T9"><text:placeholder text:placeholder-type="text">&lt;formatLang(contract.date, date=True) if contract.date else ""&gt;</text:placeholder></text:span><text:span text:style-name="T9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3">Note: <text:span text:style-name="T9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2"/>
      <text:p text:style-name="P18"><text:placeholder text:placeholder-type="text">&lt;if test="contract.has_subcontract"&gt;</text:placeholder></text:p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77">Sotto-contratto</text:p>
            </table:table-cell>
            <table:table-cell table:style-name="Tabella2.A2" office:value-type="string">
              <text:p text:style-name="P77">Periodo</text:p>
            </table:table-cell>
            <table:table-cell table:style-name="Tabella2.A2" office:value-type="string">
              <text:p text:style-name="P77">Totale</text:p>
            </table:table-cell>
            <table:table-cell table:style-name="Tabella2.A2" office:value-type="string">
              <text:p text:style-name="P77">Partner</text:p>
            </table:table-cell>
            <table:table-cell table:style-name="Tabella2.A2" office:value-type="string">
              <text:p text:style-name="P77">Dipartimento</text:p>
            </table:table-cell>
            <table:table-cell table:style-name="Tabella2.F2" office:value-type="string">
              <text:p text:style-name="P77">Operazione</text:p>
            </table:table-cell>
          </table:table-row>
        </table:table-header-rows>
        <table:table-row>
          <table:table-cell table:style-name="Tabella2.A5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1"/>
          </table:table-cell>
          <table:table-cell table:style-name="Tabella2.C5" office:value-type="string">
            <text:p text:style-name="P81"/>
          </table:table-cell>
          <table:table-cell table:style-name="Tabella2.D5" office:value-type="string">
            <text:p text:style-name="P81"/>
          </table:table-cell>
          <table:table-cell table:style-name="Tabella2.E5" office:value-type="string">
            <text:p text:style-name="P81"/>
          </table:table-cell>
          <table:table-cell table:style-name="Tabella2.F5" office:value-type="string">
            <text:p text:style-name="P81"/>
          </table:table-cell>
        </table:table-row>
        <table:table-row>
          <table:table-cell table:style-name="Tabella2.A5" office:value-type="string">
            <text:p text:style-name="P41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2"><text:placeholder text:placeholder-type="text">&lt;formatLang(contract.date_start, date=True) if contract.date_start else ""&gt;</text:placeholder></text:p>
            <text:p text:style-name="P42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43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1"><text:placeholder text:placeholder-type="text">&lt;contract.partner_id.name&gt;</text:placeholder></text:p>
          </table:table-cell>
          <table:table-cell table:style-name="Tabella2.E5" office:value-type="string">
            <text:p text:style-name="P41"><text:placeholder text:placeholder-type="text">&lt;subcontract.department_id.name&gt;</text:placeholder></text:p>
          </table:table-cell>
          <table:table-cell table:style-name="Tabella2.F5" office:value-type="string">
            <text:p text:style-name="P41">Op: <text:placeholder text:placeholder-type="text">&lt;subcontract.default_operation&gt;</text:placeholder></text:p>
            <text:p text:style-name="P41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81"/>
          </table:table-cell>
          <table:table-cell table:style-name="Tabella2.C5" office:value-type="string">
            <text:p text:style-name="P81"/>
          </table:table-cell>
          <table:table-cell table:style-name="Tabella2.D5" office:value-type="string">
            <text:p text:style-name="P81"/>
          </table:table-cell>
          <table:table-cell table:style-name="Tabella2.E5" office:value-type="string">
            <text:p text:style-name="P81"/>
          </table:table-cell>
          <table:table-cell table:style-name="Tabella2.F5" office:value-type="string">
            <text:p text:style-name="P81"/>
          </table:table-cell>
        </table:table-row>
      </table:table>
      <text:p text:style-name="P11"/>
      <text:p text:style-name="P18"><text:placeholder text:placeholder-type="text">&lt;/if&gt;</text:placeholder></text:p>
      <text:p text:style-name="P18"><text:placeholder text:placeholder-type="text">&lt;if test="contract.location_filtered"&gt;</text:placeholder></text:p>
      <text:p text:style-name="P18"><text:placeholder text:placeholder-type="text">&lt;/if&gt;</text:placeholder></text:p>
      <text:p text:style-name="P66"><text:placeholder text:placeholder-type="text">&lt;if test="not test_part('invoice', data)"&gt;</text:placeholder></text:p>
      <text:p text:style-name="P78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78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21"><text:placeholder text:placeholder-type="text">&lt;/if&gt;</text:placeholder></text:p>
      <text:p text:style-name="P66"><text:placeholder text:placeholder-type="text">&lt;if test="test_part('invoice', data)"&gt;</text:placeholder></text:p>
      <text:p text:style-name="P6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76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7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30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85">Fatturazioni contratto principale</text:p>
          </table:table-cell>
          <table:covered-table-cell/>
          <table:table-cell table:style-name="Tabella7.A4" office:value-type="string">
            <text:p text:style-name="P86">Data</text:p>
          </table:table-cell>
          <table:table-cell table:style-name="Tabella7.A4" office:value-type="string">
            <text:p text:style-name="P86">Quantità</text:p>
          </table:table-cell>
          <table:table-cell table:style-name="Tabella7.A3" office:value-type="string">
            <text:p text:style-name="P86">Totale</text:p>
          </table:table-cell>
        </table:table-row>
        <table:table-row>
          <table:table-cell table:style-name="Tabella7.A17" office:value-type="string">
            <text:p text:style-name="P7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34"/>
          </table:table-cell>
          <table:table-cell table:style-name="Tabella7.C17" office:value-type="string">
            <text:p text:style-name="P35"/>
          </table:table-cell>
          <table:table-cell table:style-name="Tabella7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6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57"><text:placeholder text:placeholder-type="text">&lt;formatLang(invoice.date, date=True)&gt;</text:placeholder></text:p>
          </table:table-cell>
          <table:table-cell table:style-name="Tabella7.D14" office:value-type="string">
            <text:p text:style-name="P4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4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34"/>
          </table:table-cell>
          <table:table-cell table:style-name="Tabella7.C17" office:value-type="string">
            <text:p text:style-name="P35"/>
          </table:table-cell>
          <table:table-cell table:style-name="Tabella7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52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7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84"/>
          </table:table-cell>
          <table:table-cell table:style-name="Tabella7.C17" office:value-type="string">
            <text:p text:style-name="P82"/>
          </table:table-cell>
          <table:table-cell table:style-name="Tabella7.D17" table:number-columns-spanned="2" office:value-type="string">
            <text:p text:style-name="P82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85">Fatturazioni sotto-contratti</text:p>
          </table:table-cell>
          <table:covered-table-cell/>
          <table:table-cell table:style-name="Tabella7.A12" office:value-type="string">
            <text:p text:style-name="P86">Data</text:p>
          </table:table-cell>
          <table:table-cell table:style-name="Tabella7.A12" office:value-type="string">
            <text:p text:style-name="P86">Quantità</text:p>
          </table:table-cell>
          <table:table-cell table:style-name="Tabella7.E12" office:value-type="string">
            <text:p text:style-name="P86">Totale</text:p>
          </table:table-cell>
        </table:table-row>
        <table:table-row>
          <table:table-cell table:style-name="Tabella7.A17" office:value-type="string">
            <text:p text:style-name="P68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37"/>
          </table:table-cell>
          <table:table-cell table:style-name="Tabella7.C17" office:value-type="string">
            <text:p text:style-name="P38"/>
          </table:table-cell>
          <table:table-cell table:style-name="Tabella7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55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57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59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59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37"/>
          </table:table-cell>
          <table:table-cell table:style-name="Tabella7.C17" office:value-type="string">
            <text:p text:style-name="P38"/>
          </table:table-cell>
          <table:table-cell table:style-name="Tabella7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44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61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84"/>
          </table:table-cell>
          <table:table-cell table:style-name="Tabella7.C17" office:value-type="string">
            <text:p text:style-name="P82"/>
          </table:table-cell>
          <table:table-cell table:style-name="Tabella7.D17" table:number-columns-spanned="2" office:value-type="string">
            <text:p text:style-name="P82"/>
          </table:table-cell>
          <table:covered-table-cell/>
        </table:table-row>
      </table:table>
      <text:p text:style-name="P66"><text:placeholder text:placeholder-type="text">&lt;/if&gt;</text:placeholder></text:p>
      <text:p text:style-name="P66"><text:placeholder text:placeholder-type="text">&lt;if test="not test_part('cost', data)"&gt;</text:placeholder></text:p>
      <text:p text:style-name="P78"><text:text-input text:description="&lt;for each=&quot;cost in cost_proxy(contract.id,data)&quot;&gt;">loop cost contract</text:text-input> <text:text-input text:description="&lt;/for&gt;">end cost contract</text:text-input></text:p>
      <text:p text:style-name="P78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66"><text:placeholder text:placeholder-type="text">&lt;/if&gt;</text:placeholder></text:p>
      <text:p text:style-name="P66"><text:soft-page-break/><text:placeholder text:placeholder-type="text">&lt;if test="test_part('cost', data)"&gt;</text:placeholder></text:p>
      <text:p text:style-name="P6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7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5">SEZIONE: COSTI MATERIALE o APPARECCHIATURE <text:span text:style-name="T17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2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85">Costi contratto principale</text:p>
          </table:table-cell>
          <table:table-cell table:style-name="Tabella5.A4" office:value-type="string">
            <text:p text:style-name="P86">Prodotto</text:p>
          </table:table-cell>
          <table:table-cell table:style-name="Tabella5.A4" office:value-type="string">
            <text:p text:style-name="P86">Data</text:p>
          </table:table-cell>
          <table:table-cell table:style-name="Tabella5.A4" office:value-type="string">
            <text:p text:style-name="P86">Quantità</text:p>
          </table:table-cell>
          <table:table-cell table:style-name="Tabella5.A3" office:value-type="string">
            <text:p text:style-name="P86">Costo</text:p>
          </table:table-cell>
        </table:table-row>
        <table:table-row>
          <table:table-cell table:style-name="Tabella5.A17" office:value-type="string">
            <text:p text:style-name="P7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7" office:value-type="string">
            <text:p text:style-name="P46"><text:placeholder text:placeholder-type="text">&lt;cost.name&gt;</text:placeholder></text:p>
          </table:table-cell>
          <table:table-cell table:style-name="Tabella5.B17" office:value-type="string">
            <text:p text:style-name="P55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57"><text:placeholder text:placeholder-type="text">&lt;format_data_italian(cost.date)&gt;</text:placeholder></text:p>
          </table:table-cell>
          <table:table-cell table:style-name="Tabella5.D14" office:value-type="string">
            <text:p text:style-name="P4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4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2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4"/>
          </table:table-cell>
          <table:table-cell table:style-name="Tabella5.C17" office:value-type="string">
            <text:p text:style-name="P82"/>
          </table:table-cell>
          <table:table-cell table:style-name="Tabella5.D17" table:number-columns-spanned="2" office:value-type="string">
            <text:p text:style-name="P82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85">Costi sotto-contratti</text:p>
          </table:table-cell>
          <table:table-cell table:style-name="Tabella5.A12" office:value-type="string">
            <text:p text:style-name="P86">Prodotto</text:p>
          </table:table-cell>
          <table:table-cell table:style-name="Tabella5.A12" office:value-type="string">
            <text:p text:style-name="P86">Data</text:p>
          </table:table-cell>
          <table:table-cell table:style-name="Tabella5.A12" office:value-type="string">
            <text:p text:style-name="P86">Quantità</text:p>
          </table:table-cell>
          <table:table-cell table:style-name="Tabella5.E12" office:value-type="string">
            <text:p text:style-name="P86">Costo</text:p>
          </table:table-cell>
        </table:table-row>
        <table:table-row>
          <table:table-cell table:style-name="Tabella5.A17" office:value-type="string">
            <text:p text:style-name="P68"><text:span text:style-name="T5"><text:s text:c="4"/></text:span><text:span text:style-name="T5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7" office:value-type="string">
            <text:p text:style-name="P55"><text:placeholder text:placeholder-type="text">&lt;subcost.name&gt;</text:placeholder></text:p>
          </table:table-cell>
          <table:table-cell table:style-name="Tabella5.B17" office:value-type="string">
            <text:p text:style-name="P55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57"><text:placeholder text:placeholder-type="text">&lt;format_data_italian(subcost.date)&gt;</text:placeholder></text:p>
          </table:table-cell>
          <table:table-cell table:style-name="Tabella5.D14" office:value-type="string">
            <text:p text:style-name="P59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59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4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1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84"/>
          </table:table-cell>
          <table:table-cell table:style-name="Tabella5.C17" office:value-type="string">
            <text:p text:style-name="P82"/>
          </table:table-cell>
          <table:table-cell table:style-name="Tabella5.D17" table:number-columns-spanned="2" office:value-type="string">
            <text:p text:style-name="P82"/>
          </table:table-cell>
          <table:covered-table-cell/>
        </table:table-row>
      </table:table>
      <text:p text:style-name="P66"/>
      <text:p text:style-name="P75"><text:placeholder text:placeholder-type="text">&lt;if test="not test_part('supplier', data)"&gt;</text:placeholder></text:p>
      <text:p text:style-name="P79"><text:span text:style-name="T19"><text:text-input text:description="&lt;for each=&quot;supplier in supplier_proxy(contract.id,data)&quot;&gt;">loop supplier contract</text:text-input></text:span> <text:span text:style-name="T19"><text:text-input text:description="&lt;/for&gt;">end supplier contract</text:text-input></text:span></text:p>
      <text:p text:style-name="P79"><text:text-input text:description="&lt;for each=&quot;subcontract in contract.child_ids&quot;&gt;">loop subcontracts</text:text-input> <text:text-input text:description="&lt;for each=&quot;subintervent in supplier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5"><text:placeholder text:placeholder-type="text">&lt;/if&gt;</text:placeholder></text:p>
      <text:p text:style-name="P67"><text:placeholder text:placeholder-type="text">&lt;if test="test_part('supplier', data)"&gt;</text:placeholder></text:p>
      <text:p text:style-name="P67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28">SEZIONE: <text:span text:style-name="T18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4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89">Descrizione scrittura partita doppia</text:p>
            </table:table-cell>
            <table:table-cell table:style-name="Tabella3.A3" office:value-type="string">
              <text:p text:style-name="P87">Data</text:p>
            </table:table-cell>
            <table:table-cell table:style-name="Tabella3.C3" office:value-type="string">
              <text:p text:style-name="P88">Costo</text:p>
            </table:table-cell>
          </table:table-row>
        </table:table-header-rows>
        <table:table-row>
          <table:table-cell table:style-name="Tabella3.A4" office:value-type="string">
            <text:p text:style-name="P91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36"/>
          </table:table-cell>
          <table:table-cell table:style-name="Tabella3.C4" office:value-type="string">
            <text:p text:style-name="P36"/>
          </table:table-cell>
        </table:table-row>
        <table:table-row>
          <table:table-cell table:style-name="Tabella3.A5" office:value-type="string">
            <text:p text:style-name="P47"><text:placeholder text:placeholder-type="text">&lt;supplier.name&gt;</text:placeholder> </text:p>
          </table:table-cell>
          <table:table-cell table:style-name="Tabella3.B5" office:value-type="string">
            <text:p text:style-name="P51"><text:placeholder text:placeholder-type="text">&lt;formatLang(supplier.date, date=True)&gt;</text:placeholder></text:p>
          </table:table-cell>
          <table:table-cell table:style-name="Tabella3.C5" office:value-type="string">
            <text:p text:style-name="P49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94"><text:text-input text:description="&lt;/for&gt;">end supplier</text:text-input></text:p>
          </table:table-cell>
          <table:table-cell table:style-name="Tabella3.B6" office:value-type="string">
            <text:p text:style-name="P36"/>
          </table:table-cell>
          <table:table-cell table:style-name="Tabella3.C6" office:value-type="string">
            <text:p text:style-name="P36"/>
          </table:table-cell>
        </table:table-row>
        <table:table-row>
          <table:table-cell table:style-name="Tabella3.A7" table:number-columns-spanned="2" office:value-type="string">
            <text:p text:style-name="P15">TOTALI</text:p>
          </table:table-cell>
          <table:covered-table-cell/>
          <table:table-cell table:style-name="Tabella3.C7" office:value-type="string">
            <text:p text:style-name="P53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83"/>
          </table:table-cell>
          <table:table-cell table:style-name="Tabella3.C8" office:value-type="string">
            <text:p text:style-name="P83"/>
          </table:table-cell>
        </table:table-row>
        <table:table-row>
          <table:table-cell table:style-name="Tabella3.A9" table:number-columns-spanned="3" office:value-type="string">
            <text:p text:style-name="P65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4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89">Descrizione scrittura partita doppia</text:p>
          </table:table-cell>
          <table:table-cell table:style-name="Tabella3.A11" office:value-type="string">
            <text:p text:style-name="P87">Data</text:p>
          </table:table-cell>
          <table:table-cell table:style-name="Tabella3.C11" office:value-type="string">
            <text:p text:style-name="P89">Costo</text:p>
          </table:table-cell>
        </table:table-row>
        <table:table-row>
          <table:table-cell table:style-name="Tabella3.A12" office:value-type="string">
            <text:p text:style-name="P69"><text:span text:style-name="T5"><text:s text:c="4"/></text:span><text:span text:style-name="T6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39"/>
          </table:table-cell>
          <table:table-cell table:style-name="Tabella3.C12" office:value-type="string">
            <text:p text:style-name="P39"/>
          </table:table-cell>
        </table:table-row>
        <table:table-row>
          <table:table-cell table:style-name="Tabella3.A13" office:value-type="string">
            <text:p text:style-name="P56"><text:placeholder text:placeholder-type="text">&lt;subsupplier.name&gt;</text:placeholder></text:p>
          </table:table-cell>
          <table:table-cell table:style-name="Tabella3.B13" office:value-type="string">
            <text:p text:style-name="P58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0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3"><text:s text:c="4"/><text:span text:style-name="T20"><text:text-input text:description="&lt;/for&gt;">end supplier subcontract</text:text-input></text:span></text:p>
          </table:table-cell>
          <table:table-cell table:style-name="Tabella3.B14" office:value-type="string">
            <text:p text:style-name="P39"/>
          </table:table-cell>
          <table:table-cell table:style-name="Tabella3.C14" office:value-type="string">
            <text:p text:style-name="P39"/>
          </table:table-cell>
        </table:table-row>
        <table:table-row>
          <table:table-cell table:style-name="Tabella3.A15" table:number-columns-spanned="2" office:value-type="string">
            <text:p text:style-name="P17">TOTALI</text:p>
          </table:table-cell>
          <table:covered-table-cell/>
          <table:table-cell table:style-name="Tabella3.C7" office:value-type="string">
            <text:p text:style-name="P54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2"><text:text-input text:description="&lt;/for&gt;">end subcontracts</text:text-input></text:p>
          </table:table-cell>
          <table:table-cell table:style-name="Tabella3.B16" office:value-type="string">
            <text:p text:style-name="P83"/>
          </table:table-cell>
          <table:table-cell table:style-name="Tabella3.C16" office:value-type="string">
            <text:p text:style-name="P83"/>
          </table:table-cell>
        </table:table-row>
      </table:table>
      <text:p text:style-name="P20"/>
      <text:p text:style-name="P67"><text:placeholder text:placeholder-type="text">&lt;/if&gt;</text:placeholder></text:p>
      <text:p text:style-name="P6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27">SEZIONE: COSTI AMMINISTRATIVI <text:span text:style-name="T16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3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86">Descrizione costo</text:p>
            </table:table-cell>
            <table:table-cell table:style-name="Tabella10.A3" office:value-type="string">
              <text:p text:style-name="P86">Fattura</text:p>
            </table:table-cell>
            <table:table-cell table:style-name="Tabella10.A3" office:value-type="string">
              <text:p text:style-name="P86">Data</text:p>
            </table:table-cell>
            <table:table-cell table:style-name="Tabella10.A2" office:value-type="string">
              <text:p text:style-name="P86">Importo</text:p>
            </table:table-cell>
          </table:table-row>
        </table:table-header-rows>
        <table:table-row>
          <table:table-cell table:style-name="Tabella10.A16" office:value-type="string">
            <text:p text:style-name="P7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6" office:value-type="string">
            <text:p text:style-name="P46">Costo commerciale su fatturato ( <text:placeholder text:placeholder-type="text">&lt;contract.commercial_rate&gt;</text:placeholder> % )</text:p>
            <text:p text:style-name="P46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0"><text:placeholder text:placeholder-type="text">&lt;invoice.name&gt;</text:placeholder></text:p>
          </table:table-cell>
          <table:table-cell table:style-name="Tabella10.B5" office:value-type="string">
            <text:p text:style-name="P57"><text:placeholder text:placeholder-type="text">&lt;format_data_italian(invoice.date)&gt;</text:placeholder></text:p>
          </table:table-cell>
          <table:table-cell table:style-name="Tabella10.D16" office:value-type="string">
            <text:p text:style-name="P4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34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5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5" office:value-type="string">
            <text:p text:style-name="P52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4"/>
          </table:table-cell>
          <table:table-cell table:style-name="Tabella10.C16" office:value-type="string">
            <text:p text:style-name="P82"/>
          </table:table-cell>
          <table:table-cell table:style-name="Tabella10.D16" office:value-type="string">
            <text:p text:style-name="P82"/>
          </table:table-cell>
        </table:table-row>
        <table:table-row>
          <table:table-cell table:style-name="Tabella10.A9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86">Descrizione costo</text:p>
          </table:table-cell>
          <table:table-cell table:style-name="Tabella10.B11" office:value-type="string">
            <text:p text:style-name="P86">Fattura</text:p>
          </table:table-cell>
          <table:table-cell table:style-name="Tabella10.C11" office:value-type="string">
            <text:p text:style-name="P86">Data</text:p>
          </table:table-cell>
          <table:table-cell table:style-name="Tabella10.D11" office:value-type="string">
            <text:p text:style-name="P86">Importo</text:p>
          </table:table-cell>
        </table:table-row>
        <table:table-row>
          <table:table-cell table:style-name="Tabella10.A16" office:value-type="string">
            <text:p text:style-name="P68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5"><text:placeholder text:placeholder-type="text">&lt;subinvoice.name&gt;</text:placeholder></text:p>
          </table:table-cell>
          <table:table-cell table:style-name="Tabella10.B5" office:value-type="string">
            <text:p text:style-name="P57"><text:placeholder text:placeholder-type="text">&lt;format_data_italian(subinvoice.date)&gt;</text:placeholder></text:p>
          </table:table-cell>
          <table:table-cell table:style-name="Tabella10.D16" office:value-type="string">
            <text:p text:style-name="P59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5" table:number-columns-spanned="3" office:value-type="string">
            <text:p text:style-name="P44">TOTALE</text:p>
          </table:table-cell>
          <table:covered-table-cell/>
          <table:covered-table-cell/>
          <table:table-cell table:style-name="Tabella10.D15" office:value-type="string">
            <text:p text:style-name="P6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84"/>
          </table:table-cell>
          <table:table-cell table:style-name="Tabella10.C16" office:value-type="string">
            <text:p text:style-name="P82"/>
          </table:table-cell>
          <table:table-cell table:style-name="Tabella10.D16" office:value-type="string">
            <text:p text:style-name="P82"/>
          </table:table-cell>
        </table:table-row>
      </table:table>
      <text:p text:style-name="P62"><text:placeholder text:placeholder-type="text">&lt;/if&gt;</text:placeholder></text:p>
      <text:p text:style-name="P66"><text:placeholder text:placeholder-type="text">&lt;if test="not test_part('intervent', data)"&gt;</text:placeholder></text:p>
      <text:p text:style-name="P78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78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4"><text:placeholder text:placeholder-type="text">&lt;/if&gt;</text:placeholder></text:p>
      <text:p text:style-name="P66"><text:placeholder text:placeholder-type="text">&lt;if test="test_part('intervent', data)"&gt;</text:placeholder></text:p>
      <text:p text:style-name="P6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7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3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86">Interventi contratto principale</text:p>
            </table:table-cell>
            <table:table-cell table:style-name="Tabella4.A3" office:value-type="string">
              <text:p text:style-name="P86">Addetto</text:p>
            </table:table-cell>
            <table:table-cell table:style-name="Tabella4.A3" office:value-type="string">
              <text:p text:style-name="P86">Data</text:p>
            </table:table-cell>
            <table:table-cell table:style-name="Tabella4.A3" office:value-type="string">
              <text:p text:style-name="P86">Orario </text:p>
            </table:table-cell>
            <table:table-cell table:style-name="Tabella4.A3" office:value-type="string">
              <text:p text:style-name="P86">Costo</text:p>
            </table:table-cell>
            <table:table-cell table:style-name="Tabella4.A3" office:value-type="string">
              <text:p text:style-name="P86">Ricavo</text:p>
            </table:table-cell>
            <table:table-cell table:style-name="Tabella4.G3" office:value-type="string">
              <text:p text:style-name="P86">Città - Cantiere</text:p>
            </table:table-cell>
          </table:table-row>
        </table:table-header-rows>
        <table:table-row>
          <table:table-cell table:style-name="Tabella4.A16" office:value-type="string">
            <text:p text:style-name="P7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4"/>
          </table:table-cell>
          <table:table-cell table:style-name="Tabella4.C16" office:value-type="string">
            <text:p text:style-name="P35"/>
          </table:table-cell>
          <table:table-cell table:style-name="Tabella4.D16" table:number-columns-spanned="3" office:value-type="string">
            <text:p text:style-name="P35"/>
          </table:table-cell>
          <table:covered-table-cell/>
          <table:covered-table-cell/>
          <table:table-cell table:style-name="Tabella4.G16" office:value-type="string">
            <text:p text:style-name="P35"/>
          </table:table-cell>
        </table:table-row>
        <table:table-row>
          <table:table-cell table:style-name="Tabella4.A16" office:value-type="string">
            <text:p text:style-name="P46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55"><text:placeholder text:placeholder-type="text">&lt;intervent.user_id.name&gt;</text:placeholder></text:p>
          </table:table-cell>
          <table:table-cell table:style-name="Tabella4.C16" office:value-type="string">
            <text:p text:style-name="P50"><text:placeholder text:placeholder-type="text">&lt;formatLang(intervent.date, date=True)&gt;</text:placeholder></text:p>
          </table:table-cell>
          <table:table-cell table:style-name="Tabella4.F13" office:value-type="string">
            <text:p text:style-name="P4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48"><text:placeholder text:placeholder-type="text">&lt;formatLang(intervent.amount)&gt;</text:placeholder></text:p>
          </table:table-cell>
          <table:table-cell table:style-name="Tabella4.F13" office:value-type="string">
            <text:p text:style-name="P48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46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34"/>
          </table:table-cell>
          <table:table-cell table:style-name="Tabella4.C16" office:value-type="string">
            <text:p text:style-name="P35"/>
          </table:table-cell>
          <table:table-cell table:style-name="Tabella4.D16" table:number-columns-spanned="3" office:value-type="string">
            <text:p text:style-name="P35"/>
          </table:table-cell>
          <table:covered-table-cell/>
          <table:covered-table-cell/>
          <table:table-cell table:style-name="Tabella4.G16" office:value-type="string">
            <text:p text:style-name="P35"/>
          </table:table-cell>
        </table:table-row>
        <table:table-row>
          <table:table-cell table:style-name="Tabella4.A15" table:number-columns-spanned="3" office:value-type="string">
            <text:p text:style-name="P14">TOTALI</text:p>
          </table:table-cell>
          <table:covered-table-cell/>
          <table:covered-table-cell/>
          <table:table-cell table:style-name="Tabella4.D7" office:value-type="string">
            <text:p text:style-name="P52"><text:placeholder text:placeholder-type="text">&lt;formatLang(get_totals('hour'))&gt;</text:placeholder></text:p>
          </table:table-cell>
          <table:table-cell table:style-name="Tabella4.D7" office:value-type="string">
            <text:p text:style-name="P52"><text:placeholder text:placeholder-type="text">&lt;formatLang(get_totals('hour_cost'))&gt;</text:placeholder></text:p>
          </table:table-cell>
          <table:table-cell table:style-name="Tabella4.D7" office:value-type="string">
            <text:p text:style-name="P52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35"/>
          </table:table-cell>
        </table:table-row>
        <table:table-row>
          <table:table-cell table:style-name="Tabella4.A16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84"/>
          </table:table-cell>
          <table:table-cell table:style-name="Tabella4.C16" office:value-type="string">
            <text:p text:style-name="P82"/>
          </table:table-cell>
          <table:table-cell table:style-name="Tabella4.D16" table:number-columns-spanned="3" office:value-type="string">
            <text:p text:style-name="P82"/>
          </table:table-cell>
          <table:covered-table-cell/>
          <table:covered-table-cell/>
          <table:table-cell table:style-name="Tabella4.G8" office:value-type="string">
            <text:p text:style-name="P82"/>
          </table:table-cell>
        </table:table-row>
        <table:table-row>
          <table:table-cell table:style-name="Tabella4.A9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86">Interventi sotto-contratti</text:p>
          </table:table-cell>
          <table:table-cell table:style-name="Tabella4.A11" office:value-type="string">
            <text:p text:style-name="P86">Addetto</text:p>
          </table:table-cell>
          <table:table-cell table:style-name="Tabella4.A11" office:value-type="string">
            <text:p text:style-name="P86">Data</text:p>
          </table:table-cell>
          <table:table-cell table:style-name="Tabella4.A11" office:value-type="string">
            <text:p text:style-name="P86">Orario</text:p>
          </table:table-cell>
          <table:table-cell table:style-name="Tabella4.A11" office:value-type="string">
            <text:p text:style-name="P86">Costo</text:p>
          </table:table-cell>
          <table:table-cell table:style-name="Tabella4.A11" office:value-type="string">
            <text:p text:style-name="P86">Ricavo</text:p>
          </table:table-cell>
          <table:table-cell table:style-name="Tabella4.G11" office:value-type="string">
            <text:p text:style-name="P86">Città - Cantiere</text:p>
          </table:table-cell>
        </table:table-row>
        <table:table-row>
          <table:table-cell table:style-name="Tabella4.A16" office:value-type="string">
            <text:p text:style-name="P68"><text:span text:style-name="T5"><text:s text:c="4"/></text:span><text:span text:style-name="T5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37"/>
          </table:table-cell>
          <table:table-cell table:style-name="Tabella4.C16" office:value-type="string">
            <text:p text:style-name="P38"/>
          </table:table-cell>
          <table:table-cell table:style-name="Tabella4.D16" table:number-columns-spanned="3" office:value-type="string">
            <text:p text:style-name="P38"/>
          </table:table-cell>
          <table:covered-table-cell/>
          <table:covered-table-cell/>
          <table:table-cell table:style-name="Tabella4.G16" office:value-type="string">
            <text:p text:style-name="P38"/>
          </table:table-cell>
        </table:table-row>
        <table:table-row>
          <table:table-cell table:style-name="Tabella4.A16" office:value-type="string">
            <text:p text:style-name="P55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55"><text:placeholder text:placeholder-type="text">&lt;subintervent.user_id.name&gt;</text:placeholder></text:p>
          </table:table-cell>
          <table:table-cell table:style-name="Tabella4.C16" office:value-type="string">
            <text:p text:style-name="P57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59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59"><text:placeholder text:placeholder-type="text">&lt;formatLang(subintervent.amount)&gt;</text:placeholder></text:p>
          </table:table-cell>
          <table:table-cell table:style-name="Tabella4.F13" office:value-type="string">
            <text:p text:style-name="P59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55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37"/>
          </table:table-cell>
          <table:table-cell table:style-name="Tabella4.C16" office:value-type="string">
            <text:p text:style-name="P38"/>
          </table:table-cell>
          <table:table-cell table:style-name="Tabella4.D16" table:number-columns-spanned="3" office:value-type="string">
            <text:p text:style-name="P38"/>
          </table:table-cell>
          <table:covered-table-cell/>
          <table:covered-table-cell/>
          <table:table-cell table:style-name="Tabella4.G16" office:value-type="string">
            <text:p text:style-name="P38"/>
          </table:table-cell>
        </table:table-row>
        <table:table-row>
          <table:table-cell table:style-name="Tabella4.A15" table:number-columns-spanned="3" office:value-type="string">
            <text:p text:style-name="P16">TOTALI</text:p>
          </table:table-cell>
          <table:covered-table-cell/>
          <table:covered-table-cell/>
          <table:table-cell table:style-name="Tabella4.D7" office:value-type="string">
            <text:p text:style-name="P61"><text:placeholder text:placeholder-type="text">&lt;formatLang(get_totals('hour'))&gt;</text:placeholder></text:p>
          </table:table-cell>
          <table:table-cell table:style-name="Tabella4.D7" office:value-type="string">
            <text:p text:style-name="P61"><text:placeholder text:placeholder-type="text">&lt;formatLang(get_totals('hour_cost'))&gt;</text:placeholder></text:p>
          </table:table-cell>
          <table:table-cell table:style-name="Tabella4.D7" office:value-type="string">
            <text:p text:style-name="P61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8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84"/>
          </table:table-cell>
          <table:table-cell table:style-name="Tabella4.C16" office:value-type="string">
            <text:p text:style-name="P82"/>
          </table:table-cell>
          <table:table-cell table:style-name="Tabella4.D16" table:number-columns-spanned="3" office:value-type="string">
            <text:p text:style-name="P82"/>
          </table:table-cell>
          <table:covered-table-cell/>
          <table:covered-table-cell/>
          <table:table-cell table:style-name="Tabella4.G16" office:value-type="string">
            <text:p text:style-name="P82"/>
          </table:table-cell>
        </table:table-row>
      </table:table>
      <text:p text:style-name="P19"/>
      <text:p text:style-name="P68"><text:placeholder text:placeholder-type="text">&lt;/if&gt;</text:placeholder></text:p>
      <text:p text:style-name="P21"><text:placeholder text:placeholder-type="text">&lt;if test="test_part('balance', data) or test_part('balance_summary', data)"&gt;</text:placeholder></text:p>
      <text:p text:style-name="P21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SEZIONE: BILANCI</text:p>
          </table:table-cell>
        </table:table-row>
      </table:table>
      <text:p text:style-name="P68"><text:placeholder text:placeholder-type="text">&lt;/if&gt;</text:placeholder></text:p>
      <text:p text:style-name="P21"><text:placeholder text:placeholder-type="text">&lt;if test="test_part('balance_summary', data)"&gt;</text:placeholder></text:p>
      <text:p text:style-name="P2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6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86">Contratto<text:span text:style-name="T15"><text:placeholder text:placeholder-type="text">&lt;reset_all_counter()&gt;</text:placeholder></text:span></text:p>
            </table:table-cell>
            <table:table-cell table:style-name="Tabella9.A2" office:value-type="string">
              <text:p text:style-name="P86">Tot. ore</text:p>
            </table:table-cell>
            <table:table-cell table:style-name="Tabella9.A2" table:number-columns-spanned="2" office:value-type="string">
              <text:p text:style-name="P86">Costi *</text:p>
            </table:table-cell>
            <table:covered-table-cell/>
            <table:table-cell table:style-name="Tabella9.A2" office:value-type="string">
              <text:p text:style-name="P86">Ricavi *</text:p>
            </table:table-cell>
            <table:table-cell table:style-name="Tabella9.F2" office:value-type="string">
              <text:p text:style-name="P86">Saldo *</text:p>
            </table:table-cell>
          </table:table-row>
        </table:table-header-rows>
        <table:table-row>
          <table:table-cell table:style-name="Tabella9.A10" office:value-type="string">
            <text:p text:style-name="P40"><text:placeholder text:placeholder-type="text">&lt;contract.name&gt;</text:placeholder></text:p>
            <text:p text:style-name="P9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45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95">INT.:<text:line-break/>MAT.:</text:p>
            <text:p text:style-name="P95"><text:span text:style-name="T21">FAT F.</text:span>.:<text:line-break/>COM.:<text:line-break/>GEN.: </text:p>
          </table:table-cell>
          <table:table-cell table:style-name="Tabella9.C3" office:value-type="string">
            <text:p text:style-name="P9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35"><text:placeholder text:placeholder-type="text">&lt;formatLang(get_counter("invoice"))&gt;</text:placeholder></text:p>
          </table:table-cell>
          <table:table-cell table:style-name="Tabella9.F3" office:value-type="string">
            <text:p text:style-name="P35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9.A4" table:number-columns-spanned="6" office:value-type="string">
            <text:p text:style-name="P7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68"><text:placeholder text:placeholder-type="text">&lt;if test="contract.child_ids"&gt;</text:placeholder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6" office:value-type="string">
            <text:p text:style-name="P90">Sotto-contratto</text:p>
          </table:table-cell>
          <table:table-cell table:style-name="Tabella9.A6" office:value-type="string">
            <text:p text:style-name="P90">Tot. ore</text:p>
          </table:table-cell>
          <table:table-cell table:style-name="Tabella9.A6" table:number-columns-spanned="2" office:value-type="string">
            <text:p text:style-name="P90">Costi</text:p>
          </table:table-cell>
          <table:covered-table-cell/>
          <table:table-cell table:style-name="Tabella9.A6" office:value-type="string">
            <text:p text:style-name="P90">Ricavi</text:p>
          </table:table-cell>
          <table:table-cell table:style-name="Tabella9.F6" office:value-type="string">
            <text:p text:style-name="P90">Saldo</text:p>
          </table:table-cell>
        </table:table-row>
        <table:table-row>
          <table:table-cell table:style-name="Tabella9.A10" office:value-type="string">
            <text:p text:style-name="P68"><text:placeholder text:placeholder-type="text">&lt;/if&gt;</text:placeholder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0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0" office:value-type="string">
            <text:p text:style-name="P93"><text:placeholder text:placeholder-type="text">&lt;subcontract.name&gt;</text:placeholder><text:line-break/><text:span text:style-name="T14"><text:placeholder text:placeholder-type="text">&lt;set_counter('sub_intervents',get_totals_account('hour_cost',subcontract.id))&gt;</text:placeholder></text:span><text:span text:style-name="T14"><text:placeholder text:placeholder-type="text">&lt;set_counter('sub_costs',get_totals_account('cost',subcontract.id))&gt;</text:placeholder></text:span><text:span text:style-name="T14"><text:placeholder text:placeholder-type="text">&lt;set_counter('sub_supplier',get_totals_account('supplier',subcontract.id))&gt;</text:placeholder></text:span><text:span text:style-name="T14"><text:placeholder text:placeholder-type="text">&lt;set_counter('sub_invoice',get_totals_account('invoice',subcontract.id))&gt;</text:placeholder></text:span><text:span text:style-name="T14"><text:placeholder text:placeholder-type="text">&lt;set_counter('sub_commercial',-(get_counter("sub_invoice") * (subcontract.commercial_rate or 0.0)/100))&gt;</text:placeholder></text:span><text:span text:style-name="T14"><text:placeholder text:placeholder-type="text">&lt;set_counter('sub_general',-(get_counter("sub_invoice") * (subcontract.general_rate or 0.0)/100))&gt;</text:placeholder></text:span><text:span text:style-name="T14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4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45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96">INT.:<text:line-break/>MAT.:<text:line-break/><text:span text:style-name="T21">FAT F.</text:span>.:<text:line-break/>COM.:<text:line-break/>GEN.: </text:p>
          </table:table-cell>
          <table:table-cell table:style-name="Tabella9.D9" office:value-type="string">
            <text:p text:style-name="P9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9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35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1" table:number-columns-spanned="5" office:value-type="string">
            <text:p text:style-name="P63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63"><text:placeholder text:placeholder-type="text">&lt;formatLang(get_counter('balance') + get_counter('total_balance'))&gt;</text:placeholder></text:p>
          </table:table-cell>
        </table:table-row>
      </table:table>
      <text:p text:style-name="P62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6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86">Contratto<text:span text:style-name="T15"><text:placeholder text:placeholder-type="text">&lt;reset_all_counter()&gt;</text:placeholder></text:span></text:p>
          </table:table-cell>
          <table:table-cell table:style-name="Tabella1.A2" office:value-type="string">
            <text:p text:style-name="P86">Tot. ore</text:p>
          </table:table-cell>
          <table:table-cell table:style-name="Tabella1.A2" office:value-type="string">
            <text:p text:style-name="P86">Costi *</text:p>
          </table:table-cell>
          <table:table-cell table:style-name="Tabella1.A2" office:value-type="string">
            <text:p text:style-name="P86">Ricavi *</text:p>
          </table:table-cell>
          <table:table-cell table:style-name="Tabella1.E2" office:value-type="string">
            <text:p text:style-name="P86">Saldo *</text:p>
          </table:table-cell>
        </table:table-row>
        <table:table-row>
          <table:table-cell table:style-name="Tabella1.A10" office:value-type="string">
            <text:p text:style-name="P33"><text:placeholder text:placeholder-type="text">&lt;contract.name&gt;</text:placeholder><text:span text:style-name="T9"><text:placeholder text:placeholder-type="text">&lt;set_counter('balance',contract.balance - (((contract.commercial_rate or 0.0) + (contract.general_rate or 0.0)) *  (contract.ca_invoiced or 0.0) / 100))&gt;</text:placeholder></text:span><text:soft-page-break/></text:p>
          </table:table-cell>
          <table:table-cell table:style-name="Tabella1.B10" office:value-type="string">
            <text:p text:style-name="P34"><text:placeholder text:placeholder-type="text">&lt;formatLang(contract.hours_qtt_invoiced)&gt;</text:placeholder><text:soft-page-break/> <text:span text:style-name="T7">(</text:span><text:span text:style-name="T8"><text:placeholder text:placeholder-type="text">&lt;formatLang(contract.last_worked_date, date=True)&gt;</text:placeholder></text:span><text:span text:style-name="T7">)</text:span></text:p>
          </table:table-cell>
          <table:table-cell table:style-name="Tabella1.D10" office:value-type="string">
            <text:p text:style-name="P38">Interv. + Mater.: <text:soft-page-break/><text:span text:style-name="T11"><text:placeholder text:placeholder-type="text">&lt;formatLang(contract.total_cost)&gt;</text:placeholder></text:span><text:line-break/>Comm. + Generali: <text:span text:style-name="T11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contract.ca_invoiced)&gt;</text:placeholder><text:soft-page-break/></text:p>
          </table:table-cell>
          <table:table-cell table:style-name="Tabella1.E10" office:value-type="string">
            <text:p text:style-name="P35"><text:placeholder text:placeholder-type="text">&lt;formatLang(get_counter('balance'))&gt;</text:placeholder><text:soft-page-break/></text:p>
          </table:table-cell>
        </table:table-row>
        <table:table-row>
          <table:table-cell table:style-name="Tabella1.A4" table:number-columns-spanned="5" office:value-type="string">
            <text:p text:style-name="P7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68"><text:placeholder text:placeholder-type="text">&lt;if test="contract.child_ids"&gt;</text:placeholder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6" office:value-type="string">
            <text:p text:style-name="P86">Sotto-contratto</text:p>
          </table:table-cell>
          <table:table-cell table:style-name="Tabella1.A6" office:value-type="string">
            <text:p text:style-name="P86">Tot. ore</text:p>
          </table:table-cell>
          <table:table-cell table:style-name="Tabella1.A6" office:value-type="string">
            <text:p text:style-name="P86">Costi</text:p>
          </table:table-cell>
          <table:table-cell table:style-name="Tabella1.A6" office:value-type="string">
            <text:p text:style-name="P86">Ricavi</text:p>
          </table:table-cell>
          <table:table-cell table:style-name="Tabella1.E6" office:value-type="string">
            <text:p text:style-name="P86">Saldo</text:p>
          </table:table-cell>
        </table:table-row>
        <table:table-row>
          <table:table-cell table:style-name="Tabella1.A10" office:value-type="string">
            <text:p text:style-name="P68"><text:placeholder text:placeholder-type="text">&lt;/if&gt;</text:placeholder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10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10" office:value-type="string">
            <text:p text:style-name="P41"><text:placeholder text:placeholder-type="text">&lt;subcontract.name&gt;</text:placeholder><text:span text:style-name="T14"><text:placeholder text:placeholder-type="text">&lt;set_counter('sub_balance',subcontract.balance - (((contract.commercial_rate or 0.0) + (contract.general_rate or 0.0)) *  (subcontract.ca_invoiced or 0.0) / 100))&gt;</text:placeholder></text:span><text:span text:style-name="T14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2"><text:span text:style-name="T11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43">Interv. + Mater.: <text:span text:style-name="T11"><text:placeholder text:placeholder-type="text">&lt;formatLang(subcontract.total_cost)&gt;</text:placeholder></text:span><text:line-break/>Comm. + Generali: <text:span text:style-name="T11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44"><text:placeholder text:placeholder-type="text">&lt;formatLang(subcontract.ca_invoiced)&gt;</text:placeholder></text:p>
          </table:table-cell>
          <table:table-cell table:style-name="Tabella1.E10" office:value-type="string">
            <text:p text:style-name="P44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</table:table>
      <text:p text:style-name="P62"><text:placeholder text:placeholder-type="text">&lt;/if&gt;</text:placeholder></text:p>
      <text:p text:style-name="P66"><text:placeholder text:placeholder-type="text">&lt;if test="True"&gt;</text:placeholder></text:p>
      <text:p text:style-name="P66"/>
      <text:p text:style-name="P80"/>
      <text:p text:style-name="P66"><text:placeholder text:placeholder-type="text">&lt;/if&gt;</text:placeholder></text:p>
      <text:p text:style-name="P33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39M31S</meta:editing-duration>
    <meta:editing-cycles>413</meta:editing-cycles>
    <meta:generator>LibreOffice/4.3.3.2$Linux_X86_64 LibreOffice_project/430m0$Build-2</meta:generator>
    <meta:initial-creator>Nicola Riolini</meta:initial-creator>
    <dc:date>2015-07-14T16:56:16.789801305</dc:date>
    <dc:creator>thebrush </dc:creator>
    <meta:document-statistic meta:table-count="11" meta:image-count="0" meta:object-count="0" meta:page-count="10" meta:paragraph-count="292" meta:word-count="1023" meta:character-count="11594" meta:non-whitespace-character-count="10896"/>
    <meta:user-defined meta:name="Info 1"/>
    <meta:user-defined meta:name="Info 2"/>
    <meta:user-defined meta:name="Info 3"/>
    <meta:user-defined meta:name="Info 4"/>
  </office:meta>
</office:document-meta>
</file>